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527000040366673EFF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ize="26pt" style:font-size-asian="26pt" style:font-size-complex="26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8" style:family="paragraph" style:parent-style-name="Text_20_body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Standard">
      <style:paragraph-properties fo:line-height="150%"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Heading_20_1">
      <style:paragraph-properties fo:text-align="center" style:justify-single-word="false" fo:break-before="page"/>
      <style:text-properties style:font-name="Times New Roman" fo:font-size="14pt" style:font-size-asian="14pt" style:font-size-complex="14pt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Heading_20_1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style:font-name-asian="TimesNewRomanPSMT" style:font-size-asian="12pt" style:font-name-complex="TimesNewRomanPSMT" style:font-size-complex="12pt"/>
    </style:style>
    <style:style style:name="P14" style:family="paragraph" style:parent-style-name="Contents_20_9">
      <style:paragraph-properties>
        <style:tab-stops>
          <style:tab-stop style:position="13.007cm" style:type="right" style:leader-style="dotted" style:leader-text="."/>
        </style:tab-stops>
      </style:paragraph-properties>
    </style:style>
    <style:style style:name="P15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paragraph-properties fo:text-align="justify" style:justify-single-word="false"/>
      <style:text-properties style:text-underline-style="none"/>
    </style:style>
    <style:style style:name="P19" style:family="paragraph" style:parent-style-name="Text_20_body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20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21" style:family="paragraph" style:parent-style-name="Contents_20_7">
      <style:paragraph-properties>
        <style:tab-stops>
          <style:tab-stop style:position="14.005cm" style:type="right" style:leader-style="dotted" style:leader-text="."/>
        </style:tab-stops>
      </style:paragraph-properties>
    </style:style>
    <style:style style:name="P22" style:family="paragraph" style:parent-style-name="Heading_20_5" style:list-style-name="Numbering_20_1">
      <style:paragraph-properties fo:text-align="justify" style:justify-single-word="false"/>
    </style:style>
    <style:style style:name="P23" style:family="paragraph" style:parent-style-name="Table_20_Contents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4pt" style:font-size-asian="14pt" style:font-size-complex="26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4c4c4c" fo:font-weight="normal" style:font-weight-asian="normal" style:font-weight-complex="normal"/>
    </style:style>
    <style:style style:name="T12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3" style:family="text">
      <style:text-properties style:font-name="Arial" style:font-name-asian="Times New Roman1" style:font-name-complex="Times New Roman1"/>
    </style:style>
    <style:style style:name="T14" style:family="text">
      <style:text-properties style:font-name="Arial" fo:font-weight="bold" style:font-name-asian="Times New Roman1" style:font-weight-asian="bold" style:font-name-complex="Times New Roman1" style:font-weight-complex="bold"/>
    </style:style>
    <style:style style:name="T15" style:family="text">
      <style:text-properties style:font-name="Arial" fo:font-size="10.5pt" fo:font-weight="bold" style:font-name-asian="Times New Roman1" style:font-size-asian="10.5pt" style:font-weight-asian="bold" style:font-name-complex="Times New Roman1" style:font-size-complex="10.5pt" style:font-weight-complex="bold"/>
    </style:style>
    <style:style style:name="T16" style:family="text">
      <style:text-properties style:font-name="Arial" fo:font-size="10.5pt" style:text-underline-style="solid" style:text-underline-width="auto" style:text-underline-color="font-color" fo:font-weight="bold" style:font-name-asian="Times New Roman1" style:font-size-asian="10.5pt" style:font-weight-asian="bold" style:font-name-complex="Times New Roman1" style:font-size-complex="10.5pt" style:font-weight-complex="bold"/>
    </style:style>
    <style:style style:name="T17" style:family="text">
      <style:text-properties style:font-name="Arial" fo:font-size="10.5pt" style:text-underline-style="solid" style:text-underline-width="auto" style:text-underline-color="font-color" fo:font-weight="normal" style:font-name-asian="Times New Roman1" style:font-size-asian="10.5pt" style:font-weight-asian="normal" style:font-name-complex="Times New Roman1" style:font-size-complex="10.5pt" style:font-weight-complex="normal"/>
    </style:style>
    <style:style style:name="T18" style:family="text">
      <style:text-properties style:font-name="Arial" fo:font-size="10.5pt" style:font-name-asian="Times New Roman1" style:font-size-asian="10.5pt" style:font-name-complex="Times New Roman1" style:font-size-complex="10.5pt"/>
    </style:style>
    <style:style style:name="T19" style:family="text">
      <style:text-properties style:font-name="Arial" fo:font-size="10.5pt" style:text-underline-style="none" fo:font-weight="normal" style:font-name-asian="Times New Roman1" style:font-size-asian="10.5pt" style:font-weight-asian="normal" style:font-name-complex="Times New Roman1" style:font-size-complex="10.5pt" style:font-weight-complex="normal"/>
    </style:style>
    <style:style style:name="T20" style:family="text">
      <style:text-properties style:font-name="Arial" fo:font-size="10.5pt" fo:font-weight="normal" style:font-name-asian="Times New Roman1" style:font-size-asian="10.5pt" style:font-weight-asian="normal" style:font-name-complex="Times New Roman1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Standard"/>
      <text:p text:style-name="Standard"/>
      <text:p text:style-name="Standard"/>
      <text:p text:style-name="Standard"/>
      <text:p text:style-name="Standard"><draw:frame draw:style-name="fr1" draw:name="gráficos1" text:anchor-type="paragraph" svg:x="4.411cm" svg:y="0.649cm" svg:width="7.807cm" svg:height="5.823cm" draw:z-index="0"><draw:image xlink:href="Pictures/2000000700005527000040366673EFF0.svm" xlink:type="simple" xlink:show="embed" xlink:actuate="onLoad"/></draw:frame></text:p>
      <text:p text:style-name="Standard"/>
      <text:p text:style-name="P3"/>
      <text:p text:style-name="P8">INGENIERÍA DEL SOFTWARE III</text:p>
      <text:p text:style-name="P7"/>
      <text:p text:style-name="P4"><text:span text:style-name="T5">Segunda Iteración ( Implementación)</text:span><text:span text:style-name="T4"> </text:span></text:p>
      <text:p text:style-name="P7"/>
      <text:p text:style-name="P5"><text:span text:style-name="T6"><text:tab/><text:tab/><text:tab/><text:tab/></text:span><text:span text:style-name="T7"><text:tab/></text:span></text:p>
      <text:p text:style-name="P6"/>
      <text:p text:style-name="P5"><text:span text:style-name="T7"><text:tab/><text:tab/><text:tab/><text:tab/><text:tab/></text:span><text:span text:style-name="T8">Profesor de prácticas asignado: </text:span><text:span text:style-name="T9">Miguel Lastra Leidinger</text:span></text:p>
      <text:p text:style-name="P6"><text:tab/><text:tab/><text:tab/><text:tab/><text:tab/><text:span text:style-name="T10">Grupo de prácticas:</text:span> Grupo M 1.2, Miércoles 12-14h</text:p>
      <text:p text:style-name="P6"><text:tab/><text:tab/><text:tab/><text:tab/><text:tab/><text:span text:style-name="T10">Firman este documento: </text:span></text:p>
      <text:p text:style-name="P6"><text:tab/><text:tab/><text:tab/><text:tab/><text:tab/><text:tab/>Nicolás Sánchez Sánchez - 75153958D(Encargado)</text:p>
      <text:p text:style-name="P6"><text:tab/><text:tab/><text:tab/><text:tab/><text:tab/><text:tab/>Juan Carlos Bermúdez Sánchez - 45110297Y</text:p>
      <text:p text:style-name="P6"><text:tab/><text:tab/><text:tab/><text:tab/><text:tab/><text:tab/>Adrián Selva García - 75890585S</text:p>
      <text:p text:style-name="P6"><text:tab/><text:tab/><text:tab/><text:tab/><text:tab/><text:tab/>Pedro Luis Moraleja Pérez - 23289201E</text:p>
      <text:p text:style-name="P6"/>
      <text:p text:style-name="P6"><text:tab/><text:tab/><text:tab/><text:tab/><text:tab/></text:p>
      <text:p text:style-name="P6"/>
      <text:p text:style-name="Contents_20_Heading"><text:soft-page-break/><text:span text:style-name="T7"/></text:p>
      <text:p text:style-name="Contents_20_Heading">Índice de contenido</text:p>
      <text:p text:style-name="P20">1.<text:bookmark-ref text:reference-format="text" text:ref-name="__RefHeading__650_32521624">Error: Reference source not found</text:bookmark-ref><text:tab/>3</text:p>
      <text:p text:style-name="P20">2.<text:bookmark-ref text:reference-format="text" text:ref-name="__RefHeading__652_32521624">Error: Reference source not found</text:bookmark-ref><text:tab/>3</text:p>
      <text:p text:style-name="P20">3.<text:bookmark-ref text:reference-format="text" text:ref-name="__RefHeading__654_32521624">Error: Reference source not found</text:bookmark-ref><text:tab/>5</text:p>
      <text:p text:style-name="P21">1.<text:bookmark-ref text:reference-format="text" text:ref-name="__RefHeading__656_32521624">Error: Reference source not found</text:bookmark-ref><text:tab/>5</text:p>
      <text:p text:style-name="P21">2.<text:bookmark-ref text:reference-format="text" text:ref-name="__RefHeading__658_32521624">Error: Reference source not found</text:bookmark-ref><text:tab/>5</text:p>
      <text:p text:style-name="P14">1<text:bookmark-ref text:reference-format="text" text:ref-name="__RefHeading__660_32521624">Error: Reference source not found</text:bookmark-ref><text:tab/>5</text:p>
      <text:p text:style-name="P20">4.<text:bookmark-ref text:reference-format="text" text:ref-name="__RefHeading__664_32521624">Error: Reference source not found</text:bookmark-ref><text:tab/>6</text:p>
      <text:p text:style-name="P20">5.<text:bookmark-ref text:reference-format="text" text:ref-name="__RefHeading__666_32521624">Error: Reference source not found</text:bookmark-ref><text:tab/>7</text:p>
      <text:h text:style-name="P13" text:outline-level="1"/>
      <text:h text:style-name="P12" text:outline-level="1"/>
      <text:p text:style-name="Text_20_body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p text:style-name="P4"/>
      <text:p text:style-name="P4"/>
      <text:p text:style-name="P4"/>
      <text:h text:style-name="P11" text:outline-level="1">Asignación de las Tares para la Revisión de Implementación</text:h>
      <text:list xml:id="list1277916681" text:style-name="Numbering_20_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h text:style-name="P22" text:outline-level="5"/>
                        </text:list-header>
                        <text:list-item>
                          <text:h text:style-name="P22" text:outline-level="5">Breve Comentario.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tab/><text:tab/>En este documento se intenta reflejar qué tareas (operaciones) quedan por realizar para complentar la fase de implementación de la segunda iteración. A dichas operaciones, se les ha asignado una persona responsable de realizarlas, responsable que pertenece al subequipo de implementación.</text:p>
      <text:list xml:id="list2056271739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22" text:outline-level="5">Operaciones ordenadas por la persona encargada.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tab/><text:tab/><text:tab/><text:span text:style-name="T16">Nicolás Sánchez:</text:span></text:p>
      <text:p text:style-name="P18"><text:span text:style-name="T15"><text:tab/><text:tab/><text:tab/></text:span><text:span text:style-name="T12">• comprobarStockMedicamentos(). Dicha función ya estaba implementada, pero debido a los cambios en el diseño, de nuevo se actualizará la implementación de la misma.</text:span></text:p>
      <text:p text:style-name="P18"><text:span text:style-name="T15"><text:tab/><text:tab/><text:tab/></text:span><text:span text:style-name="T12">• buscarMedicamento(). Implementar dicha función de acuerdo al nuevo documento de diseño, versión 1.1.</text:span></text:p>
      <text:p text:style-name="P18"><text:span text:style-name="T12"><text:tab/><text:tab/><text:tab/></text:span></text:p>
      <text:p text:style-name="P19"><text:span text:style-name="T18"><text:tab/><text:tab/><text:tab/></text:span></text:p>
      <text:p text:style-name="P5"><text:tab/><text:tab/><text:tab/><text:span text:style-name="T16">Pedro Luis Moraleja:</text:span></text:p>
      <text:p text:style-name="P18"><text:span text:style-name="T15"><text:tab/><text:tab/><text:tab/></text:span><text:span text:style-name="T12">• dispensarMedicamento(). Se han encontrado fallos en el “return” de una función auxiliar. Nos referimos a la devolución de “datosReceta,datosMedicamentos”. Resulta imposible devolver dos arrays.Además, se precisa y desde el equipo de implementación se solicita, la creación de una nueva interfaz para meter códigos de barras y pasárselos a la función dispensarMedicamento().</text:span></text:p>
      <text:p text:style-name="P18"><text:span text:style-name="T12"><text:tab/><text:tab/><text:tab/>• realizarReceta(). Está todo implementado, esperando a que se termine la operación buscarMedicamento() perteneciente al anterior miembro del equipo.</text:span></text:p>
      <text:p text:style-name="P18"><text:span text:style-name="T12"><text:tab/><text:tab/><text:tab/>• almacenarResultadoAnalisis(). Todo implementado, a excepción de unos detalles que se introdujeron en la última versión del documento de diseño.</text:span></text:p>
      <text:p text:style-name="P18"><text:span text:style-name="T15"><text:tab/><text:tab/><text:tab/></text:span><text:span text:style-name="T12">• solicitarCitaPrueba().</text:span></text:p>
      <text:p text:style-name="P5"><text:tab/><text:tab/></text:p>
      <text:p text:style-name="P5"><text:tab/></text:p>
      <text:p text:style-name="P5"/>
      <text:p text:style-name="P18"><text:span text:style-name="T12">• En caso de encontrar posibles fallos, se les serían comunicados al equipo de diseño pertinente.</text:span></text:p>
      <text:p text:style-name="P5"/>
      <text:p text:style-name="P5"/>
      <text:list xml:id="list638810148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22" text:outline-level="5"><text:soft-page-break/>Mejoras en la Interfaz de Usuario y BD. <text:s/>Tareas.</text:h>
                          <text:h text:style-name="P22" text:outline-level="5"><text:s/><text:span text:style-name="T19">Persona Encargada: </text:span><text:span text:style-name="T17"><text:s/></text:span><text:span text:style-name="T16">Adrián Selva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><text:span text:style-name="T15"><text:tab/><text:tab/></text:span><text:span text:style-name="T12">• <text:s/>Filtrar los campos númericos, no permitiendo que se introduzcan caracteres que no fuesen números enteros positivos.( stockActual,ExistenciasMinimas,etc)</text:span></text:p>
      <text:p text:style-name="P18"><text:span text:style-name="T12"><text:tab/><text:tab/>• Limpiar los formularios, una vez que estos hayan sido enviados.</text:span></text:p>
      <text:p text:style-name="P18"><text:span text:style-name="T12"><text:tab/><text:tab/>• Eliminar las pantallas de ayuda que aparecen en la interfaz.</text:span></text:p>
      <text:p text:style-name="P18"><text:span text:style-name="T12"><text:tab/><text:tab/>• Introducir pantallas de éxito cuando se realiza correctamente una operación.</text:span></text:p>
      <text:p text:style-name="P18"><text:span text:style-name="T12"><text:tab/><text:tab/>• Introducir pantallas de error cuando no se realiza de forma correcta una operación.</text:span></text:p>
      <text:p text:style-name="P18"><text:span text:style-name="T12"><text:tab/><text:tab/>• Introducir un Jcalendar para establecer las fechas de caducidad <text:s/>a los lotes.</text:span></text:p>
      <text:p text:style-name="P18"><text:span text:style-name="T12"><text:tab/><text:tab/>• Introducir pantallas de confirmación para realizar o no ciertas operaciones que necesiten de una confirmación expresa del usuario( por ejemplo, en eliminarMedicamento() ) .</text:span></text:p>
      <text:p text:style-name="P18"><text:span text:style-name="T12"/></text:p>
      <text:p text:style-name="P18"><text:span text:style-name="T12"><text:tab/><text:tab/></text:span><text:span text:style-name="T20">Persona Encargada: </text:span><text:span text:style-name="T17"><text:s/></text:span><text:span text:style-name="T16">Juan Carlos Bérmudez</text:span></text:p>
      <text:p text:style-name="P18"><text:span text:style-name="T15"><text:tab/><text:tab/></text:span><text:span text:style-name="T12">• <text:s/>Estudio de un método de encriptación adecuado para las contraseñas del los usuarios.</text:span></text:p>
      <text:p text:style-name="P18"><text:span text:style-name="T12"><text:tab/></text:span></text:p>
      <text:p text:style-name="P18"><text:span text:style-name="T12"><text:tab/><text:tab/> </text:span></text:p>
      <text:p text:style-name="P5"><text:tab/><text:tab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font-style="normal" fo:font-weight="normal" style:font-style-asian="normal" style:font-weight-asian="normal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11/05/2011</text:p>
        <text:p text:style-name="MP2">Nombre Documento:<text:span text:style-name="MT1"> Asignación Tareas Revisión Implementación</text:span></text:p>
        <text:p text:style-name="MP2">Fase de Iteración: <text:span text:style-name="MT1">Implementación</text:span> <text:s text:c="4"/>Nº Iteración: <text:span text:style-name="MT1">Segunda Iteración</text:span></text:p>
        <text:p text:style-name="MP2">Número Grupo: <text:span text:style-name="MT1">M 1.2 <text:s text:c="15"/></text:span>Nº revisión:” <text:span text:style-name="MT1">1.0</text:span>”</text:p>
      </style:header>
      <style:footer>
        <text:p text:style-name="Footer"><text:tab/><text:tab/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  <meta:creation-date>2011-04-05T13:55:11</meta:creation-date>
    <meta:editing-cycles>17</meta:editing-cycles>
    <meta:editing-duration>PT01H14M32S</meta:editing-duration>
    <meta:initial-creator>Juan </meta:initial-creator>
    <dc:date>2011-05-11T19:37:55</dc:date>
    <dc:creator>Nicolás </dc:creator>
    <meta:document-statistic meta:table-count="0" meta:image-count="1" meta:object-count="0" meta:page-count="4" meta:paragraph-count="56" meta:word-count="472" meta:character-count="3378"/>
  </office:meta>
</office:document-meta>
</file>